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371" officeooo:paragraph-rsid="0003d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3-09-07T15:43:59.151000000</dc:date>
    <meta:editing-duration>PT43S</meta:editing-duration>
    <meta:editing-cycles>3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